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ewertunge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</table:table>
      <table:table table:name="stream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TwitchVideoID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date" office:date-value="2025-07-29" calcext:value-type="date">
            <text:p>29.07.25</text:p>
          </table:table-cell>
          <table:table-cell office:value-type="string" calcext:value-type="string">
            <text:p>verlor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lor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1800655" calcext:value-type="float">
            <text:p>2531800655</text:p>
          </table:table-cell>
          <table:table-cell office:value-type="date" office:date-value="2025-08-05" calcext:value-type="date">
            <text:p>05.08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2692097" calcext:value-type="float">
            <text:p>2532692097</text:p>
          </table:table-cell>
          <table:table-cell office:value-type="date" office:date-value="2025-08-06" calcext:value-type="date">
            <text:p>06.08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7298542" calcext:value-type="float">
            <text:p>2537298542</text:p>
          </table:table-cell>
          <table:table-cell office:value-type="date" office:date-value="2025-08-11" calcext:value-type="date">
            <text:p>11.08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8156114" calcext:value-type="float">
            <text:p>2538156114</text:p>
          </table:table-cell>
          <table:table-cell office:value-type="date" office:date-value="2025-08-12" calcext:value-type="date">
            <text:p>12.08.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0289929" calcext:value-type="float">
            <text:p>2550289929</text:p>
          </table:table-cell>
          <table:table-cell office:value-type="date" office:date-value="2025-08-26" calcext:value-type="date">
            <text:p>26.08.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1145148" calcext:value-type="float">
            <text:p>2551145148</text:p>
          </table:table-cell>
          <table:table-cell office:value-type="date" office:date-value="2025-08-27" calcext:value-type="date">
            <text:p>27.08.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7934520" calcext:value-type="float">
            <text:p>2567934520</text:p>
          </table:table-cell>
          <table:table-cell office:value-type="date" office:date-value="2025-09-16" calcext:value-type="date">
            <text:p>16.09.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8748467" calcext:value-type="float">
            <text:p>2568748467</text:p>
          </table:table-cell>
          <table:table-cell office:value-type="date" office:date-value="2025-09-17" calcext:value-type="date">
            <text:p>17.09.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79678390" calcext:value-type="float">
            <text:p>2579678390</text:p>
          </table:table-cell>
          <table:table-cell office:value-type="date" office:date-value="2025-09-30" calcext:value-type="date">
            <text:p>30.09.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80498127" calcext:value-type="float">
            <text:p>2580498127</text:p>
          </table:table-cell>
          <table:table-cell office:value-type="date" office:date-value="2025-10-01" calcext:value-type="date">
            <text:p>01.10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23:34.430406696</meta:creation-date>
    <meta:generator>LibreOffice/25.2.6.2$Linux_X86_64 LibreOffice_project/520$Build-2</meta:generator>
    <dc:date>2025-10-02T15:02:24.083150011</dc:date>
    <meta:editing-duration>PT38M44S</meta:editing-duration>
    <meta:editing-cycles>13</meta:editing-cycles>
    <meta:document-statistic meta:table-count="2" meta:cell-count="50" meta:object-count="0"/>
  </office:meta>
</office:document-meta>
</file>